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osevka Term SS03" svg:font-family="'Iosevka Term SS03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empora LGC Uni" svg:font-family="'Tempora LGC Uni'" style:font-family-generic="roman" style:font-pitch="variable"/>
  </office:font-face-decls>
  <office:automatic-styles>
    <style:style style:name="Таблица1" style:family="table">
      <style:table-properties style:width="13.164cm" fo:margin-left="0.116cm" table:align="left"/>
    </style:style>
    <style:style style:name="Таблица1.A" style:family="table-column">
      <style:table-column-properties style:column-width="3.11cm"/>
    </style:style>
    <style:style style:name="Таблица1.B" style:family="table-column">
      <style:table-column-properties style:column-width="4.189cm"/>
    </style:style>
    <style:style style:name="Таблица1.C" style:family="table-column">
      <style:table-column-properties style:column-width="5.865cm"/>
    </style:style>
    <style:style style:name="Таблица1.A1" style:family="table-cell">
      <style:table-cell-properties style:vertical-align="middle" fo:padding-left="0.344cm" fo:padding-right="0.344cm" fo:padding-top="0.159cm" fo:padding-bottom="0.159cm" fo:border="0.05pt solid #000000"/>
    </style:style>
    <style:style style:name="Таблица2" style:family="table">
      <style:table-properties style:width="14.901cm" table:align="left"/>
    </style:style>
    <style:style style:name="Таблица2.A" style:family="table-column">
      <style:table-column-properties style:column-width="3.217cm"/>
    </style:style>
    <style:style style:name="Таблица2.B" style:family="table-column">
      <style:table-column-properties style:column-width="4.186cm"/>
    </style:style>
    <style:style style:name="Таблица2.C" style:family="table-column">
      <style:table-column-properties style:column-width="7.498cm"/>
    </style:style>
    <style:style style:name="Таблица2.A1" style:family="table-cell">
      <style:table-cell-properties style:vertical-align="middle" fo:padding-left="0.344cm" fo:padding-right="0.344cm" fo:padding-top="0.159cm" fo:padding-bottom="0.159cm" fo:border="0.05pt solid #000000"/>
    </style:style>
    <style:style style:name="P1" style:family="paragraph" style:parent-style-name="Heading_20_3">
      <style:paragraph-properties fo:margin-left="0cm" fo:margin-right="0cm" fo:text-indent="0cm" style:auto-text-indent="false"/>
    </style:style>
    <style:style style:name="P2" style:family="paragraph" style:parent-style-name="Heading_20_3">
      <style:text-properties fo:font-size="18pt" style:font-size-asian="18pt" style:font-size-complex="18pt"/>
    </style:style>
    <style:style style:name="P3" style:family="paragraph" style:parent-style-name="Heading_20_4">
      <style:paragraph-properties fo:margin-left="0cm" fo:margin-right="0cm" fo:text-indent="0cm" style:auto-text-indent="false"/>
    </style:style>
    <style:style style:name="P4" style:family="paragraph" style:parent-style-name="Preformatted_20_Text">
      <style:paragraph-properties fo:margin-left="0cm" fo:margin-right="0cm" fo:margin-top="0cm" fo:margin-bottom="0.397cm" style:contextual-spacing="false" fo:text-indent="0cm" style:auto-text-indent="false" fo:padding="0cm" fo:border="none"/>
    </style:style>
    <style:style style:name="P5" style:family="paragraph" style:parent-style-name="Table_20_Contents">
      <style:paragraph-properties fo:margin-left="0cm" fo:margin-right="0cm" fo:text-indent="0cm" style:auto-text-indent="false"/>
    </style:style>
    <style:style style:name="P6" style:family="paragraph" style:parent-style-name="Table_20_Heading">
      <style:paragraph-properties fo:margin-left="0cm" fo:margin-right="0cm" fo:text-indent="0cm" style:auto-text-indent="false"/>
    </style:style>
    <style:style style:name="P7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8" style:family="paragraph" style:parent-style-name="Text_20_body" style:list-style-name="L1">
      <style:paragraph-properties fo:margin-left="0cm" fo:margin-right="0cm" fo:text-indent="0cm" style:auto-text-indent="false" fo:padding="0cm" fo:border="none"/>
    </style:style>
    <style:style style:name="P9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10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1" style:family="paragraph" style:parent-style-name="Text_20_body" style:list-style-name="L2">
      <style:paragraph-properties fo:margin-left="0cm" fo:margin-right="0cm" fo:text-indent="0cm" style:auto-text-indent="false" fo:padding="0cm" fo:border="none"/>
    </style:style>
    <style:style style:name="P12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3" style:family="paragraph" style:parent-style-name="Text_20_body" style:list-style-name="L3">
      <style:paragraph-properties fo:margin-left="0cm" fo:margin-right="0cm" fo:text-indent="0cm" style:auto-text-indent="false" fo:padding="0cm" fo:border="none"/>
    </style:style>
    <style:style style:name="P14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5" style:family="paragraph" style:parent-style-name="Text_20_body" style:list-style-name="L4">
      <style:paragraph-properties fo:margin-left="0cm" fo:margin-right="0cm" fo:text-indent="0cm" style:auto-text-indent="false" fo:padding="0cm" fo:border="none"/>
    </style:style>
    <style:style style:name="T1" style:family="text">
      <style:text-properties loext:padding="0cm" loext:border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Теоретическая часть</text:h>
      <text:list text:style-name="L1">
        <text:list-item>
          <text:p text:style-name="P8"><text:span text:style-name="Strong_20_Emphasis">Определение:</text:span></text:p>
          <text:p text:style-name="P8">Программный измерительный монитор - это инструмент, который позволяет собирать данные о производительности и поведении программного обеспечения во время его выполнения. Эти инструменты помогают разработчикам выявлять узкие места, оптимизировать код и оценивать эффективность работы приложения.</text:p>
          <text:p text:style-name="P8">Примеры инструментов:</text:p>
          <text:list>
            <text:list-item>
              <text:p text:style-name="P7"><text:span text:style-name="Source_20_Text"><text:span text:style-name="T1">time</text:span></text:span> (встроенная утилита в Linux/macOS)</text:p>
            </text:list-item>
            <text:list-item>
              <text:p text:style-name="P7"><text:span text:style-name="Source_20_Text"><text:span text:style-name="T1">memory_profiler</text:span></text:span> (Python-модуль)</text:p>
            </text:list-item>
            <text:list-item>
              <text:p text:style-name="P7"><text:span text:style-name="Source_20_Text"><text:span text:style-name="T1">perf</text:span></text:span> (Linux-инструмент для профилирования)</text:p>
            </text:list-item>
          </text:list>
        </text:list-item>
        <text:list-item>
          <text:p text:style-name="P8"><text:span text:style-name="Strong_20_Emphasis">Задачи мониторинга:</text:span></text:p>
          <text:p text:style-name="P8">Три ключевые характеристики ПО, которые можно измерить с помощью мониторов:</text:p>
          <text:list>
            <text:list-item>
              <text:p text:style-name="P7"><text:span text:style-name="Strong_20_Emphasis">Время выполнения:</text:span> Сколько времени занимает выполнение определенной части кода или всей программы.</text:p>
            </text:list-item>
            <text:list-item>
              <text:p text:style-name="P7"><text:span text:style-name="Strong_20_Emphasis">Использование памяти:</text:span> Объем памяти, выделяемый программой во время работы.</text:p>
            </text:list-item>
            <text:list-item>
              <text:p text:style-name="P7"><text:span text:style-name="Strong_20_Emphasis">Использование процессорного времени:</text:span> Сколько процессорного времени потребляет программа.</text:p>
            </text:list-item>
          </text:list>
        </text:list-item>
        <text:list-item>
          <text:p text:style-name="P8"><text:span text:style-name="Strong_20_Emphasis">Этапы работы:</text:span></text:p>
          <text:p text:style-name="P8">Последовательность действий:</text:p>
          <text:list>
            <text:list-item>
              <text:p text:style-name="P7"><text:span text:style-name="Strong_20_Emphasis">Запуск программы с монитором:</text:span> Запуск программы, при котором активируется выбранный инструмент мониторинга (например, через командную строку или с использованием декораторов).</text:p>
            </text:list-item>
            <text:list-item>
              <text:p text:style-name="P7"><text:span text:style-name="Strong_20_Emphasis">Сбор данных:</text:span> Инструмент мониторинга собирает данные о производительности во время выполнения программы (например, время, память, процессорное время).</text:p>
            </text:list-item>
            <text:list-item>
              <text:p text:style-name="P8"><text:span text:style-name="Strong_20_Emphasis">Интерпретация результатов:</text:span> Анализ собранных данных для выявления узких мест, оценки эффективности и определения возможностей для оптимизации.</text:p>
            </text:list-item>
          </text:list>
        </text:list-item>
      </text:list>
      <text:h text:style-name="P2" text:outline-level="3">Практическая часть</text:h>
      <text:h text:style-name="P3" text:outline-level="4">Задача: Сравнение эффективности линейного и бинарного поиска</text:h>
      <text:p text:style-name="P9"><text:span text:style-name="Strong_20_Emphasis">Задание 1: Измерение времени выполнения</text:span></text:p>
      <text:p text:style-name="P9">Запускаем скрипты из терминала Linux/MacOS:</text:p>
      <text:p text:style-name="P4"><text:span text:style-name="Source_20_Text"><text:span text:style-name="T1">python test6.py # Линейный поиск</text:span></text:span></text:p>
      <text:p text:style-name="P4"><text:span text:style-name="Source_20_Text"><text:span text:style-name="T1">python test7.py # Бинарный поиск</text:span></text:span></text:p>
      <text:p text:style-name="P9"><text:span text:style-name="Strong_20_Emphasis"/></text:p>
      <text:p text:style-name="P9"><text:soft-page-break/><text:span text:style-name="Strong_20_Emphasis">Результаты (пример):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header-rows>
          <table:table-row>
            <table:table-cell table:style-name="Таблица1.A1" office:value-type="string">
              <text:p text:style-name="P6">Алгоритм</text:p>
            </table:table-cell>
            <table:table-cell table:style-name="Таблица1.A1" office:value-type="string">
              <text:p text:style-name="P6">Реальное время (сек)</text:p>
            </table:table-cell>
            <table:table-cell table:style-name="Таблица1.A1" office:value-type="string">
              <text:p text:style-name="P6">Использование памяти (MiB)</text:p>
            </table:table-cell>
          </table:table-row>
        </table:table-header-rows>
        <table:table-row>
          <table:table-cell table:style-name="Таблица1.A1" office:value-type="string">
            <text:p text:style-name="P5">Линейный поиск</text:p>
          </table:table-cell>
          <table:table-cell table:style-name="Таблица1.A1" office:value-type="string">
            <text:p text:style-name="P5">1.7892</text:p>
          </table:table-cell>
          <table:table-cell table:style-name="Таблица1.A1" office:value-type="string">
            <text:p text:style-name="P5">Зависит от реализации</text:p>
          </table:table-cell>
        </table:table-row>
        <table:table-row>
          <table:table-cell table:style-name="Таблица1.A1" office:value-type="string">
            <text:p text:style-name="P5">Бинарный поиск</text:p>
          </table:table-cell>
          <table:table-cell table:style-name="Таблица1.A1" office:value-type="string">
            <text:p text:style-name="P5">0.0023</text:p>
          </table:table-cell>
          <table:table-cell table:style-name="Таблица1.A1" office:value-type="string">
            <text:p text:style-name="Table_20_Contents">Зависит от реализации</text:p>
          </table:table-cell>
        </table:table-row>
      </table:table>
      <text:p text:style-name="P9"><text:span text:style-name="Strong_20_Emphasis"/></text:p>
      <text:p text:style-name="P9"><text:span text:style-name="Strong_20_Emphasis">Задание 2: Измерение использования памяти</text:span></text:p>
      <text:list text:style-name="L2">
        <text:list-item>
          <text:p text:style-name="P10">Установлен модуль <text:span text:style-name="Source_20_Text"><text:span text:style-name="T1">memory_profiler</text:span></text:span>: <text:span text:style-name="Source_20_Text"><text:span text:style-name="T1">pip install memory_profiler</text:span></text:span></text:p>
        </text:list-item>
        <text:list-item>
          <text:p text:style-name="P10">Декораторы <text:span text:style-name="Source_20_Text"><text:span text:style-name="T1">@profile</text:span></text:span> добавлены в код (test6.py и test7.py).</text:p>
        </text:list-item>
        <text:list-item>
          <text:p text:style-name="P11">Запуск скриптов и запись пикового использования памяти будет выполнена в консоли при запуске скриптов.</text:p>
        </text:list-item>
      </text:list>
      <text:p text:style-name="P9"><text:span text:style-name="Strong_20_Emphasis">Результаты (пример):</text:span> (Зависит от размера массива и реализации)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header-rows>
          <table:table-row>
            <table:table-cell table:style-name="Таблица2.A1" office:value-type="string">
              <text:p text:style-name="P6">Алгоритм</text:p>
            </table:table-cell>
            <table:table-cell table:style-name="Таблица2.A1" office:value-type="string">
              <text:p text:style-name="P6">Реальное время (сек)</text:p>
            </table:table-cell>
            <table:table-cell table:style-name="Таблица2.A1" office:value-type="string">
              <text:p text:style-name="P6">Пиковое использование памяти (MiB)</text:p>
            </table:table-cell>
          </table:table-row>
        </table:table-header-rows>
        <table:table-row>
          <table:table-cell table:style-name="Таблица2.A1" office:value-type="string">
            <text:p text:style-name="P5">Линейный поиск</text:p>
          </table:table-cell>
          <table:table-cell table:style-name="Таблица2.A1" office:value-type="string">
            <text:p text:style-name="P5">1.7892</text:p>
          </table:table-cell>
          <table:table-cell table:style-name="Таблица2.A1" office:value-type="string">
            <text:p text:style-name="P5">45</text:p>
          </table:table-cell>
        </table:table-row>
        <table:table-row>
          <table:table-cell table:style-name="Таблица2.A1" office:value-type="string">
            <text:p text:style-name="P5">Бинарный поиск</text:p>
          </table:table-cell>
          <table:table-cell table:style-name="Таблица2.A1" office:value-type="string">
            <text:p text:style-name="P5">0.0023</text:p>
          </table:table-cell>
          <table:table-cell table:style-name="Таблица2.A1" office:value-type="string">
            <text:p text:style-name="Table_20_Contents">45</text:p>
          </table:table-cell>
        </table:table-row>
      </table:table>
      <text:p text:style-name="P9"><text:span text:style-name="Strong_20_Emphasis"/></text:p>
      <text:p text:style-name="P9"><text:span text:style-name="Strong_20_Emphasis">Задание 3: Анализ результатов</text:span></text:p>
      <text:list text:style-name="L3">
        <text:list-item>
          <text:p text:style-name="P13"><text:span text:style-name="Strong_20_Emphasis">Какой алгоритм работает быстрее на больших данных? Объясните, почему.</text:span> Бинарный поиск работает значительно быстрее на больших отсортированных данных. Это происходит потому, что бинарный поиск использует стратегию “разделяй и властвуй”, каждый раз отбрасывая половину оставшегося массива. Временная сложность бинарного поиска - O(log n), а линейного - O(n). По мере увеличения размера массива (n), разница во времени выполнения между алгоритмами увеличивается.</text:p>
        </text:list-item>
        <text:list-item>
          <text:p text:style-name="P13"><text:span text:style-name="Strong_20_Emphasis">Какой алгоритм использует меньше памяти? Почему?</text:span> Оба алгоритма в данном случае используют примерно одинаковое количество памяти. Поскольку массив был отсортирован заранее, то в момент запуска поиска потребление памяти будет в основном связано с хранением массива. Разница в использовании памяти между линейным и бинарным поиском, при условии работы с одним и тем же массивом, практически отсутствует.</text:p>
        </text:list-item>
        <text:list-item>
          <text:p text:style-name="P13"><text:span text:style-name="Strong_20_Emphasis">Какие ограничения имеют использованные инструменты (time, memory_profiler)?</text:span></text:p>
          <text:list>
            <text:list-item>
              <text:p text:style-name="P12"><text:soft-page-break/><text:span text:style-name="Strong_20_Emphasis"><text:span text:style-name="Source_20_Text"><text:span text:style-name="T1">time</text:span></text:span></text:span>: Предоставляет общее время выполнения программы, включая время, затраченное на системные вызовы и ввод/вывод. Не предоставляет детальной информации о том, какие именно участки кода являются “узкими местами”.</text:p>
            </text:list-item>
            <text:list-item>
              <text:p text:style-name="P13"><text:span text:style-name="Strong_20_Emphasis"><text:span text:style-name="Source_20_Text"><text:span text:style-name="T1">memory_profiler</text:span></text:span></text:span>: Показывает использование памяти в определенные моменты времени (например, в функциях, помеченных декоратором <text:span text:style-name="Source_20_Text"><text:span text:style-name="T1">@profile</text:span></text:span>). Может влиять на производительность измеряемого кода (добавляет накладные расходы на сбор данных). Не предоставляет информацию об использовании памяти другими процессами или об общей структуре памяти в системе.</text:p>
            </text:list-item>
          </text:list>
        </text:list-item>
      </text:list>
      <text:h text:style-name="P1" text:outline-level="3">Выводы</text:h>
      <text:list text:style-name="L4">
        <text:list-item>
          <text:p text:style-name="P15"><text:span text:style-name="Strong_20_Emphasis">Для каких задач подходит каждый алгоритм?</text:span></text:p>
          <text:list>
            <text:list-item>
              <text:p text:style-name="P14"><text:span text:style-name="Strong_20_Emphasis">Линейный поиск:</text:span> Подходит для небольших, несортированных массивов или когда требуется простой и быстрый алгоритм. Также, если массив изменяется очень часто и сортировка накладная.</text:p>
            </text:list-item>
            <text:list-item>
              <text:p text:style-name="P14"><text:span text:style-name="Strong_20_Emphasis">Бинарный поиск:</text:span> Подходит для больших, отсортированных массивов, где производительность поиска критически важна.</text:p>
            </text:list-item>
          </text:list>
        </text:list-item>
        <text:list-item>
          <text:p text:style-name="P15"><text:span text:style-name="Strong_20_Emphasis">Когда применение измерительных мониторов критически важно?</text:span></text:p>
          <text:list>
            <text:list-item>
              <text:p text:style-name="P14">При оптимизации производительности критически важных участков кода.</text:p>
            </text:list-item>
            <text:list-item>
              <text:p text:style-name="P14">При выявлении и устранении “узких мест” в приложении.</text:p>
            </text:list-item>
            <text:list-item>
              <text:p text:style-name="P14">При оценке влияния изменений кода на производительность.</text:p>
            </text:list-item>
            <text:list-item>
              <text:p text:style-name="P14">При разработке систем, требующих высокой производительности и эффективности использования ресурсов (например, серверные приложения, обработка больших объемов данных).</text:p>
            </text:list-item>
            <text:list-item>
              <text:p text:style-name="P15">При разработке ПО с ограничениями по ресурсам (например, встраиваемые системы)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osevka Term SS03" svg:font-family="'Iosevka Term SS03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empora LGC Uni" svg:font-family="'Tempora LGC Uni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Tempora LGC Uni" fo:font-family="'Tempora LGC Uni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Tempora LGC Uni" fo:font-family="'Tempora LGC Uni'" style:font-family-generic="roman" style:font-pitch="variable" fo:font-size="12pt" fo:font-weight="bold" style:font-name-asian="Tahoma" style:font-family-asian="Tahoma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Iosevka Term SS03" fo:font-family="'Iosevka Term SS03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Iosevka Term SS03" style:font-family-complex="'Iosevka Term SS03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Iosevka Term SS03" fo:font-family="'Iosevka Term SS03'" style:font-family-generic="modern" style:font-pitch="fixed" style:font-name-asian="Liberation Mono" style:font-family-asian="'Liberation Mono'" style:font-family-generic-asian="modern" style:font-pitch-asian="fixed" style:font-name-complex="Iosevka Term SS03" style:font-family-complex="'Iosevka Term SS03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5T13:58:22.759018714</meta:creation-date>
    <dc:date>2025-06-05T14:04:09.696366917</dc:date>
    <meta:editing-duration>PT5M47S</meta:editing-duration>
    <meta:editing-cycles>1</meta:editing-cycles>
    <meta:document-statistic meta:table-count="2" meta:image-count="0" meta:object-count="0" meta:page-count="3" meta:paragraph-count="63" meta:word-count="574" meta:character-count="4499" meta:non-whitespace-character-count="4017"/>
    <meta:generator>LibreOffice/7.6.4.1$Linux_X86_64 LibreOffice_project/60$Build-1</meta:generator>
  </office:meta>
</office:document-meta>
</file>